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1f77b6"/>
    </style:style>
    <style:style style:name="P3" style:family="paragraph" style:parent-style-name="Text_20_body">
      <style:text-properties officeooo:rsid="001fd452" officeooo:paragraph-rsid="00250a58"/>
    </style:style>
    <style:style style:name="P4" style:family="paragraph" style:parent-style-name="Text_20_body">
      <style:text-properties officeooo:rsid="00429565" officeooo:paragraph-rsid="004295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officeooo:rsid="001fd452"/>
    </style:style>
    <style:style style:name="T4" style:family="text">
      <style:text-properties fo:font-weight="normal" officeooo:rsid="003d9a8f" style:font-weight-asian="normal" style:font-weight-complex="normal"/>
    </style:style>
    <style:style style:name="T5" style:family="text">
      <style:text-properties officeooo:rsid="00299a32"/>
    </style:style>
    <style:style style:name="T6" style:family="text">
      <style:text-properties officeooo:rsid="003d9a8f"/>
    </style:style>
    <style:style style:name="T7" style:family="text">
      <style:text-properties officeooo:rsid="00405ce3"/>
    </style:style>
    <style:style style:name="T8" style:family="text">
      <style:text-properties officeooo:rsid="00429565"/>
    </style:style>
    <style:style style:name="T9" style:family="text">
      <style:text-properties officeooo:rsid="0042f9e7"/>
    </style:style>
    <style:style style:name="T10" style:family="text">
      <style:text-properties officeooo:rsid="00446e1f"/>
    </style:style>
    <style:style style:name="T11" style:family="text">
      <style:text-properties officeooo:rsid="00465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4">4</text:span><text:line-break/><text:span text:style-name="T1">Datum:</text:span> 2013-1<text:span text:style-name="T5">2</text:span>-<text:span text:style-name="T8">17</text:span><text:line-break/><text:span text:style-name="T1">Utvecklingsmiljö:</text:span> <text:span text:style-name="T3">Arch Linux x64, QT Creator IDE 2.8.1</text:span>, G<text:span text:style-name="T3">CC</text:span> 4.8.2<text:line-break/></text:p>
      <text:h text:style-name="Heading_20_1" text:outline-level="1">Filer</text:h>
      <text:p text:style-name="P3">lab<text:span text:style-name="T6">4</text:span>_upg1.cpp<text:line-break/>lab<text:span text:style-name="T6">4</text:span>_upg2.cpp<text:line-break/><text:span text:style-name="T6">lab4_upg3.cpp</text:span></text:p>
      <text:p text:style-name="P1"/>
      <text:h text:style-name="Heading_20_1" text:outline-level="1">Slutsatser och kommentarer</text:h>
      <text:p text:style-name="P4"><text:span text:style-name="T7">H</text:span>ar uppdaterat uppgift 1 <text:span text:style-name="T11">och 3 </text:span>till att använda #include &lt;random&gt; istället för gamla rand(). Observera att jag använt mig av rand() i <text:span text:style-name="T10">l</text:span>ab<text:span text:style-name="T10">oration 5</text:span> också, men har <text:span text:style-name="T10">nu </text:span>uppdaterat mina lokala kopior för att <text:span text:style-name="T9">fungera med</text:span> &lt;random&gt; istället. <text:span text:style-name="T11">Så dessa finns redo att skicka in på nytt om så behöv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3-12-17T14:42:14.481675339</dc:date>
    <dc:creator>Thomas Nordenmark</dc:creator>
    <meta:editing-duration>PT1H3M13S</meta:editing-duration>
    <meta:editing-cycles>42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79" meta:character-count="512" meta:non-whitespace-character-count="438"/>
  </office:meta>
</office:document-meta>
</file>